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latorio-busca-H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empo_nanossegundos</text:p>
          </table:table-cell>
          <table:table-cell office:value-type="string" calcext:value-type="string">
            <text:p>tempo_seg</text:p>
          </table:table-cell>
          <table:table-cell office:value-type="string" calcext:value-type="string">
            <text:p>tempo_m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413842154" calcext:value-type="float">
            <text:p>7413842154</text:p>
          </table:table-cell>
          <table:table-cell table:formula="of:=[.C2]/1000000000" office:value-type="float" office:value="7.413842154" calcext:value-type="float">
            <text:p>7.413842154</text:p>
          </table:table-cell>
          <table:table-cell table:formula="of:=[.C2]/60000000000" office:value-type="float" office:value="0.1235640359" calcext:value-type="float">
            <text:p>0.12356403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7884335200" calcext:value-type="float">
            <text:p>67884335200</text:p>
          </table:table-cell>
          <table:table-cell table:formula="of:=[.C3]/1000000000" office:value-type="float" office:value="67.8843352" calcext:value-type="float">
            <text:p>67.8843352</text:p>
          </table:table-cell>
          <table:table-cell table:formula="of:=[.C3]/60000000000" office:value-type="float" office:value="1.13140558666667" calcext:value-type="float">
            <text:p>1.13140558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2T16:23:55.203056193</dc:date>
    <meta:editing-duration>PT25M19S</meta:editing-duration>
    <meta:editing-cycles>1</meta:editing-cycles>
    <meta:document-statistic meta:table-count="1" meta:cell-count="15" meta:object-count="0"/>
    <meta:generator>LibreOffice/7.0.6.2$Linux_X86_64 LibreOffice_project/00$Build-2</meta:generator>
  </office:meta>
</office:document-meta>
</file>